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0.901cm"/>
    </style:style>
    <style:style style:name="co8" style:family="table-column">
      <style:table-column-properties fo:break-before="auto" style:column-width="0.818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0.928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1.011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0.847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12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13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1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5" style:family="table-cell" style:parent-style-name="Default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6" style:family="table-cell" style:parent-style-name="Default">
      <style:table-cell-properties fo:border-bottom="0.011cm solid #3c3c3c" style:diagonal-bl-tr="none" style:diagonal-tl-br="none" fo:border-left="0.011cm solid #3c3c3c" fo:padding="0.071cm" fo:border-right="0.002cm solid #000000" style:rotation-align="none" fo:border-top="0.011cm solid #3c3c3c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3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3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3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2" table:default-cell-style-name="ce12"/>
        <table:table-column table:style-name="co2" table:default-cell-style-name="ce17"/>
        <table:table-column table:style-name="co3" table:default-cell-style-name="ce20"/>
        <table:table-column table:style-name="co2" table:default-cell-style-name="ce6"/>
        <table:table-column table:style-name="co2" table:default-cell-style-name="ce12"/>
        <table:table-column table:style-name="co2" table:default-cell-style-name="ce17"/>
        <table:table-column table:style-name="co4" table:default-cell-style-name="Default"/>
        <table:table-column table:style-name="co2" table:default-cell-style-name="ce6"/>
        <table:table-column table:style-name="co2" table:default-cell-style-name="ce12"/>
        <table:table-column table:style-name="co2" table:default-cell-style-name="ce17"/>
        <table:table-column table:style-name="co4" table:default-cell-style-name="Default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2500-CIENCIA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2500-CIENCIA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2500-CIENCIAS</text:p>
          </table:table-cell>
          <table:covered-table-cell table:style-name="Default"/>
          <table:table-cell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8ªC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8ª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8ªE</text:p>
          </table:table-cell>
          <table:covered-table-cell table:style-name="Default"/>
          <table:table-cell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13"/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3"/>
          <table:table-cell table:number-columns-repeated="2"/>
          <table:table-cell office:value-type="float" office:value="16">
            <text:p>16</text:p>
          </table:table-cell>
          <table:table-cell table:style-name="ce13"/>
          <table:table-cell table:number-columns-repeated="2"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</table:table-row>
        <table:table-row table:style-name="ro1"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 table:style-name="ce21"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</table:table-row>
      </table:table>
      <table:table table:name="2º bim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ce6"/>
        <table:table-column table:style-name="co2" table:default-cell-style-name="ce22"/>
        <table:table-column table:style-name="co2" table:default-cell-style-name="ce17"/>
        <table:table-column table:style-name="co6" table:default-cell-style-name="ce20"/>
        <table:table-column table:style-name="co2" table:default-cell-style-name="ce6"/>
        <table:table-column table:style-name="co2" table:default-cell-style-name="ce22"/>
        <table:table-column table:style-name="co2" table:default-cell-style-name="ce17"/>
        <table:table-column table:style-name="co7" table:default-cell-style-name="Default"/>
        <table:table-column table:style-name="co2" table:default-cell-style-name="ce6"/>
        <table:table-column table:style-name="co2" table:default-cell-style-name="ce22"/>
        <table:table-column table:style-name="co2" table:default-cell-style-name="ce17"/>
        <table:table-column table:style-name="co8" table:default-cell-style-name="Default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2500-CIENCIA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2500-CIENCIA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2500-CIENCIAS</text:p>
          </table:table-cell>
          <table:covered-table-cell table:style-name="Default"/>
          <table:table-cell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8ªC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8ª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8ªE</text:p>
          </table:table-cell>
          <table:covered-table-cell table:style-name="Default"/>
          <table:table-cell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</table:table-row>
        <table:table-row table:style-name="ro1"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 table:style-name="ce21"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</table:table-row>
      </table:table>
      <table:table table:name="3ºbim" table:style-name="ta1" table:print="false">
        <office:forms form:automatic-focus="false" form:apply-design-mode="false"/>
        <table:table-column table:style-name="co9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7"/>
        <table:table-column table:style-name="co10" table:default-cell-style-name="ce20"/>
        <table:table-column table:style-name="co2" table:default-cell-style-name="ce6"/>
        <table:table-column table:style-name="co2" table:default-cell-style-name="ce24"/>
        <table:table-column table:style-name="co2" table:default-cell-style-name="ce17"/>
        <table:table-column table:style-name="co11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7"/>
        <table:table-column table:style-name="co10" table:default-cell-style-name="Default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2500-CIENCIA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2500-CIENCIA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2500-CIENCIAS</text:p>
          </table:table-cell>
          <table:covered-table-cell table:style-name="Default"/>
          <table:table-cell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8ªC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8ª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8ªE</text:p>
          </table:table-cell>
          <table:covered-table-cell table:style-name="Default"/>
          <table:table-cell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</table:table-row>
        <table:table-row table:style-name="ro1"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 table:style-name="ce21"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</table:table-row>
      </table:table>
      <table:table table:name="4º bim" table:style-name="ta1" table:print="false">
        <office:forms form:automatic-focus="false" form:apply-design-mode="false"/>
        <table:table-column table:style-name="co12" table:default-cell-style-name="Default"/>
        <table:table-column table:style-name="co2" table:default-cell-style-name="ce6"/>
        <table:table-column table:style-name="co2" table:default-cell-style-name="ce34"/>
        <table:table-column table:style-name="co2" table:default-cell-style-name="ce17"/>
        <table:table-column table:style-name="co13" table:default-cell-style-name="ce20"/>
        <table:table-column table:style-name="co2" table:default-cell-style-name="ce6"/>
        <table:table-column table:style-name="co2" table:default-cell-style-name="ce34"/>
        <table:table-column table:style-name="co2" table:default-cell-style-name="ce17"/>
        <table:table-column table:style-name="co14" table:default-cell-style-name="Default"/>
        <table:table-column table:style-name="co2" table:default-cell-style-name="ce6"/>
        <table:table-column table:style-name="co2" table:default-cell-style-name="ce34"/>
        <table:table-column table:style-name="co2" table:default-cell-style-name="ce17"/>
        <table:table-column table:style-name="co15" table:default-cell-style-name="Default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2500-CIENCIA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2500-CIENCIA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2500-CIENCIAS</text:p>
          </table:table-cell>
          <table:covered-table-cell table:style-name="Default"/>
          <table:table-cell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8ªC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8ª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8ªE</text:p>
          </table:table-cell>
          <table:covered-table-cell table:style-name="Default"/>
          <table:table-cell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<text:s text:c="17"/>2 <text:s text:c="17"/>4</text:p>
          </table:table-cell>
          <table:table-cell office:value-type="float" office:value="4">
            <text:p>4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35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table:style-name="ce35"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style-name="ce35"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/>
          <table:table-cell office:value-type="float" office:value="31">
            <text:p>31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33">
            <text:p>33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TR</text:p>
          </table:table-cell>
          <table:table-cell table:number-columns-repeated="2"/>
        </table:table-row>
        <table:table-row table:style-name="ro3">
          <table:table-cell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table-cell/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/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 office:value-type="float" office:value="7">
            <text:p>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office:value-type="float" office:value="46" table:number-columns-spanned="2" table:number-rows-spanned="1">
            <text:p>46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6" office:value-type="float" office:value="45" table:number-columns-spanned="2" table:number-rows-spanned="1">
            <text:p>45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6" office:value-type="float" office:value="45" table:number-columns-spanned="2" table:number-rows-spanned="1">
            <text:p>45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40" table:number-columns-spanned="2" table:number-rows-spanned="1">
            <text:p>40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40" table:number-columns-spanned="2" table:number-rows-spanned="1">
            <text:p>40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40" table:number-columns-spanned="2" table:number-rows-spanned="1">
            <text:p>40</text:p>
          </table:table-cell>
          <table:covered-table-cell table:style-name="ce6"/>
          <table:table-cell/>
        </table:table-row>
        <table:table-row table:style-name="ro1">
          <table:table-cell/>
          <table:table-cell table:style-name="ce8" office:value-type="string" table:number-columns-spanned="3" table:number-rows-spanned="3">
            <text:p>Maria Cristina Soares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ria Cristina Soares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 Cristina Soares</text:p>
          </table:table-cell>
          <table:covered-table-cell table:number-columns-repeated="2" table:style-name="ce9"/>
          <table:table-cell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(</number:text>
      <number:number number:decimal-places="0" number:min-integer-digits="1" number:grouping="true"/>
      <number:text>)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(</number:text>
      <number:number number:decimal-places="2" number:min-integer-digits="1" number:grouping="true"/>
      <number:text>)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integer-digits="1"/>
    </number:number-style>
    <number:number-style style:name="N152">
      <number:number number:decimal-places="1" number:min-integer-digits="1" number:grouping="true"/>
    </number:number-style>
    <number:number-style style:name="N15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/04/2012</text:date>, <text:time>16:34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Leite</meta:initial-creator>
    <meta:creation-date>2011-09-14T23:36:17</meta:creation-date>
    <dc:date>2012-04-22T20:11:35.82</dc:date>
    <dc:creator>Cláudia  Soares</dc:creator>
    <meta:editing-duration>PT2H9M10S</meta:editing-duration>
    <meta:editing-cycles>29</meta:editing-cycles>
    <meta:generator>BrOffice/3.3$Win32 LibreOffice_project/330m19$Build-202</meta:generator>
    <meta:document-statistic meta:table-count="4" meta:cell-count="1028" meta:object-count="0"/>
  </office:meta>
</office:document-meta>
</file>